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rry Shea,</text:p>
      <text:p text:style-name="P1"/>
      <text:p text:style-name="P1">Your Christmas Tree-t</text:p>
      <text:p text:style-name="P1">will sound so sweet</text:p>
      <text:p text:style-name="P1">but first you must procure it.</text:p>
      <text:p text:style-name="P1">With movie names,</text:p>
      <text:p text:style-name="P1">and corny games,</text:p>
      <text:p text:style-name="P1">I've managed to obscure it.</text:p>
      <text:p text:style-name="P1"/>
      <text:p text:style-name="P1">Have fun!</text:p>
      <text:p text:style-name="P1">Santa</text:p>
      <text:p text:style-name="P1"/>
      <text:p text:style-name="P1"/>
      <text:p text:style-name="P1">Clue:</text:p>
      <text:p text:style-name="P1"/>
      <text:p text:style-name="P1"/>
      <text:p text:style-name="P1">___<text:tab/>___<text:tab/>___<text:tab/>___<text:tab/>___<text:tab/>___<text:tab/>___</text:p>
      <text:p text:style-name="P1"><text:s text:c="2"/>1<text:tab/> <text:s/>2<text:tab/> <text:s/>3<text:tab/> <text:s/>4<text:tab/> <text:s/>5<text:tab/> <text:s/>6<text:tab/> <text:s/>7</text:p>
      <text:p text:style-name="P1"/>
      <text:p text:style-name="P1"/>
      <text:p text:style-name="P1">Use the first letter of each answer below to fill in the clue word above.</text:p>
      <text:p text:style-name="P1"/>
      <text:p text:style-name="P1">________________________<text:tab/>1. Trade-of-all-Jacks <text:span text:style-name="T1">of the Caribbean</text:span>.</text:p>
      <text:p text:style-name="P1"/>
      <text:p text:style-name="P1">________________________<text:tab/>2. Flickified <text:span text:style-name="T1">Rocket Boys</text:span>.</text:p>
      <text:p text:style-name="P1"/>
      <text:p text:style-name="P1">________________________<text:tab/>3. Movie of a pale red Potomac Falls HS cat.</text:p>
      <text:p text:style-name="P1"/>
      <text:p text:style-name="P1">________________________<text:tab/>4. Theaters of the Regal variety.</text:p>
      <text:p text:style-name="P1"/>
      <text:p text:style-name="P1">________________________<text:tab/>5. <text:span text:style-name="T1">Eleven</text:span> or <text:span text:style-name="T1">Twelve</text:span><text:span text:style-name="T2"> seas</text:span>.</text:p>
      <text:p text:style-name="P1"/>
      <text:p text:style-name="P1">________________________<text:tab/>6. <text:span text:style-name="T1">The Little</text:span> punky kids.</text:p>
      <text:p text:style-name="P1"/>
      <text:p text:style-name="P1">________________________<text:tab/>7. Fishing and <text:span text:style-name="T1">Finding</text:span> target in cartoon flick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Doug Rogers</meta:initial-creator>
    <meta:creation-date>2006-12-25T02:57:00</meta:creation-date>
    <dc:creator>Doug Rogers</dc:creator>
    <dc:date>2006-12-25T03:38:14</dc:date>
    <dc:language>en-US</dc:language>
    <meta:editing-cycles>3</meta:editing-cycles>
    <meta:editing-duration>PT25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0" meta:word-count="99" meta:character-count="701"/>
  </office:meta>
</office:document-meta>
</file>